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>
      <style:text-properties fo:font-size="9pt" fo:font-weight="bold" officeooo:paragraph-rsid="001c52f4" style:font-size-asian="9pt" style:font-weight-asian="bold" style:font-size-complex="9pt" style:font-weight-complex="bold"/>
    </style:style>
    <style:style style:name="P3" style:family="paragraph" style:parent-style-name="Preformatted_20_Text">
      <style:text-properties fo:font-size="9pt" style:font-size-asian="9pt" style:font-size-complex="9pt"/>
    </style:style>
    <style:style style:name="P4" style:family="paragraph" style:parent-style-name="Preformatted_20_Text">
      <style:text-properties fo:font-size="9pt" officeooo:paragraph-rsid="001c52f4" style:font-size-asian="9pt" style:font-size-complex="9pt"/>
    </style:style>
    <style:style style:name="P5" style:family="paragraph" style:parent-style-name="Preformatted_20_Text">
      <style:text-properties fo:color="#2a6099" loext:opacity="100%" fo:font-size="9pt" fo:font-weight="bold" style:font-size-asian="9pt" style:font-weight-asian="bold" style:font-size-complex="9pt" style:font-weight-complex="bold"/>
    </style:style>
    <style:style style:name="P6" style:family="paragraph" style:parent-style-name="Preformatted_20_Text">
      <style:text-properties fo:color="#2a6099" loext:opacity="100%" fo:font-size="9pt" fo:font-weight="bold" officeooo:paragraph-rsid="001c52f4" style:font-size-asian="9pt" style:font-weight-asian="bold" style:font-size-complex="9pt" style:font-weight-complex="bold"/>
    </style:style>
    <style:style style:name="P7" style:family="paragraph" style:parent-style-name="Preformatted_20_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P8" style:family="paragraph" style:parent-style-name="Preformatted_20_Text">
      <style:text-properties fo:font-size="6pt" officeooo:paragraph-rsid="001c52f4" style:font-size-asian="6pt" style:font-size-complex="6pt"/>
    </style:style>
    <style:style style:name="P9" style:family="paragraph" style:parent-style-name="Preformatted_20_Text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Preformatted_20_Text">
      <style:text-properties fo:color="#2a6099" loext:opacity="100%" fo:font-size="9pt" fo:font-weight="bold" officeooo:paragraph-rsid="001c52f4" style:font-size-asian="9pt" style:font-weight-asian="bold" style:font-size-complex="9pt" style:font-weight-complex="bold"/>
    </style:style>
    <style:style style:name="P11" style:family="paragraph" style:parent-style-name="Preformatted_20_Text">
      <style:text-properties fo:color="#2a6099" loext:opacity="100%" fo:font-size="9pt" fo:font-weight="bold" officeooo:paragraph-rsid="001c6137" style:font-size-asian="9pt" style:font-weight-asian="bold" style:font-size-complex="9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613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6137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officeooo:rsid="001c61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y A Holy God <text:s/>(CCLI) <text:s text:c="6"/>[ CHORDS ] <text:s text:c="2"/>[ NO CAPO ] <text:s text:c="2"/><text:span text:style-name="T1">Bm <text:s text:c="5"/>D <text:s text:c="6"/>G <text:s text:c="6"/>A</text:span></text:p>
      <text:p text:style-name="P4"><text:span text:style-name="T3">======================= <text:s text:c="6"/></text:span><text:span text:style-name="T2"><text:s text:c="27"/>====== <text:s/>xoo=== <text:s/>==oo== <text:s/>oo===o</text:span></text:p>
      <text:p text:style-name="P5"><text:s text:c="57"/>|||||| <text:s/>|||||| <text:s/>|||||| <text:s/>||||||</text:p>
      <text:p text:style-name="P5"><text:s text:c="57"/>OO|||O <text:s/>|||O|O <text:s/>|O|||| <text:s/>||OOO|</text:p>
      <text:p text:style-name="P5"><text:s text:c="57"/>||||O| <text:s/>||||O| <text:s/>O|||OO <text:s/>||||||</text:p>
      <text:p text:style-name="P5"><text:s text:c="57"/>||OO|| <text:s/>|||||| <text:s/>|||||| <text:s/>||||||</text:p>
      <text:p text:style-name="P3"/>
      <text:p text:style-name="P1">[ INTRO ]</text:p>
      <text:p text:style-name="P5">| Bm D G <text:s/>| D <text:s/>| Bm D G <text:s/>| D <text:s/>|</text:p>
      <text:p text:style-name="P3"/>
      <text:p text:style-name="P1">[ VERSE 1 ]</text:p>
      <text:p text:style-name="P6"/>
      <text:p text:style-name="P6">Bm <text:s text:c="10"/>D <text:s text:c="12"/>G <text:s text:c="7"/>D <text:s text:c="7"/>Bm <text:s text:c="12"/>D <text:s text:c="9"/>G <text:s text:c="7"/>D</text:p>
      <text:p text:style-name="P4">Who else com-mands all the hosts of heaven, <text:s/>Who else could make every king bow down</text:p>
      <text:p text:style-name="P6">Bm <text:s text:c="10"/>D <text:s text:c="10"/>G <text:s text:c="7"/>D <text:s text:c="9"/>G <text:s text:c="5"/>A <text:s text:c="3"/>D</text:p>
      <text:p text:style-name="P4">Who else can whisper and darkness trembles, <text:s/>Only a Holy God</text:p>
      <text:p text:style-name="P3"/>
      <text:p text:style-name="P7">[ VERSE 2 ]</text:p>
      <text:p text:style-name="P6"/>
      <text:p text:style-name="P6">Bm <text:s text:c="10"/>D <text:s text:c="12"/>G <text:s text:c="7"/>D <text:s text:c="7"/>Bm <text:s text:c="12"/>D <text:s text:c="9"/>G <text:s text:c="7"/>D</text:p>
      <text:p text:style-name="P3">What other beauty demands such praises, <text:s text:c="5"/>What other splendour outshines the sun</text:p>
      <text:p text:style-name="P6">Bm <text:s text:c="10"/>D <text:s text:c="10"/>G <text:s text:c="7"/>D <text:s text:c="9"/>G <text:s text:c="5"/>A <text:s text:c="3"/>D</text:p>
      <text:p text:style-name="P4">What other majesty rules with justice, <text:s text:c="6"/>Only a Holy God</text:p>
      <text:p text:style-name="P3"/>
      <text:p text:style-name="P1">[ CHORUS ]</text:p>
      <text:p text:style-name="P5"/>
      <text:p text:style-name="P5">Bm <text:s text:c="11"/>G <text:s text:c="12"/>D <text:s text:c="10"/>A</text:p>
      <text:p text:style-name="P3">Come and be - hold Him, the One and the Only</text:p>
      <text:p text:style-name="P6">Bm <text:s text:c="11"/>G <text:s text:c="9"/>D <text:s text:c="5"/>A <text:s text:c="3"/>Bm</text:p>
      <text:p text:style-name="P4">Cry out, sing holy for - ever a Holy God,</text:p>
      <text:p text:style-name="P11"><text:s text:c="9"/>G <text:s text:c="10"/>A <text:s text:c="3"/><text:span text:style-name="T4">[</text:span>Bm <text:s/>D <text:s/>G <text:s/>D <text:s/>Bm <text:s/>D <text:s/>G <text:s/>D<text:span text:style-name="T4">]</text:span><text:span text:style-name="T7"> <text:s/>&lt;</text:span><text:span text:style-name="T8">= turnaround</text:span></text:p>
      <text:p text:style-name="P4">Come and worship the Holy God</text:p>
      <text:p text:style-name="P3"/>
      <text:p text:style-name="P1">[ VERSE 3 ]</text:p>
      <text:p text:style-name="P6"/>
      <text:p text:style-name="P6">Bm <text:s text:c="10"/>D <text:s text:c="12"/>G <text:s text:c="7"/>D <text:s text:c="7"/>Bm <text:s text:c="12"/>D <text:s text:c="9"/>G <text:s text:c="7"/>D</text:p>
      <text:p text:style-name="P3">What other glory consumes like fire, <text:s text:c="8"/>What other power can raise the dead</text:p>
      <text:p text:style-name="P6">Bm <text:s text:c="10"/>D <text:s text:c="10"/>G <text:s text:c="7"/>D <text:s text:c="9"/>G <text:s text:c="5"/>A <text:s text:c="3"/>D</text:p>
      <text:p text:style-name="P3">What other name remains undefeated, <text:s text:c="9"/>Only a Holy God</text:p>
      <text:p text:style-name="P3"/>
      <text:p text:style-name="P1">[ CHORUS ]</text:p>
      <text:p text:style-name="P3"/>
      <text:p text:style-name="P1">[ VERSE 4 ]</text:p>
      <text:p text:style-name="P6"/>
      <text:p text:style-name="P6">Bm <text:s text:c="12"/>D <text:s text:c="8"/>G <text:s text:c="6"/>D <text:s text:c="8"/>Bm <text:s text:c="12"/>D <text:s text:c="8"/>G <text:s text:c="3"/>D</text:p>
      <text:p text:style-name="P4">Who else could rescue me from my failing, <text:s/>Who else would offer His only Son</text:p>
      <text:p text:style-name="P6">Bm <text:s text:c="9"/>D <text:s text:c="10"/>G <text:s text:c="7"/>D <text:s text:c="8"/>G <text:s text:c="5"/>A <text:s text:c="3"/>D <text:s text:c="3"/>G <text:s text:c="6"/>A <text:s text:c="3"/>D</text:p>
      <text:p text:style-name="P4">Who else in-vites me to call Him Father, <text:s text:c="2"/>Only a Holy God, Only my Holy God</text:p>
      <text:p text:style-name="P3"/>
      <text:p text:style-name="P1">[ CHORUS ] <text:span text:style-name="T4">(end on a D chord, no turnaround)</text:span></text:p>
      <text:p text:style-name="P3"/>
      <text:p text:style-name="P1">[ CHORUS W/FINALE ]</text:p>
      <text:p text:style-name="P5"/>
      <text:p text:style-name="P5">Bm <text:s text:c="9"/>G <text:s text:c="12"/>D <text:s text:c="10"/>A</text:p>
      <text:p text:style-name="P3">Come and be-hold Him, the One and the Only</text:p>
      <text:p text:style-name="P5">Bm <text:s text:c="11"/>G <text:s text:c="7"/>D <text:s text:c="5"/>A <text:s text:c="3"/>Bm</text:p>
      <text:p text:style-name="P3">Cry out, sing holy for-ever a Holy God</text:p>
      <text:p text:style-name="P3"><text:s text:c="9"/><text:span text:style-name="T2">G <text:s text:c="10"/>A <text:s text:c="3"/>Bm</text:span></text:p>
      <text:p text:style-name="P3">Come and worship the Holy God</text:p>
      <text:p text:style-name="P3"><text:s text:c="9"/><text:span text:style-name="T2">G <text:s text:c="10"/>A <text:s text:c="3"/>D</text:span></text:p>
      <text:p text:style-name="P3">Come and worship the Holy God<text:note text:id="ftn1" text:note-class="footnote"><text:note-citation>1</text:note-citation><text:note-body><text:p text:style-name="P8"><text:s/>© 2016 CityAlight Music; Farren Love And War Publishing;</text:p><text:p text:style-name="P8">Integrity's Alleluia! Music; Integrity's Praise! Music</text:p><text:p text:style-name="P8">For use solely with the SongSelect® Terms of Use.</text:p><text:p text:style-name="P8">All rights reserved.www.ccli.com. CCLI License # 3266058</text:p></text:note-body></text:not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12T23:00:19.130469336</dc:date>
    <meta:editing-duration>PT1H17M24S</meta:editing-duration>
    <meta:editing-cycles>4</meta:editing-cycles>
    <meta:document-statistic meta:table-count="0" meta:image-count="0" meta:object-count="0" meta:page-count="1" meta:paragraph-count="50" meta:word-count="377" meta:character-count="2575" meta:non-whitespace-character-count="1279"/>
  </office:meta>
</office:document-meta>
</file>